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d174" officeooo:paragraph-rsid="0005d174"/>
    </style:style>
    <style:style style:name="P2" style:family="paragraph" style:parent-style-name="Standard">
      <style:text-properties fo:font-weight="bold" officeooo:rsid="0005d174" officeooo:paragraph-rsid="0005d174" style:font-weight-asian="bold" style:font-weight-complex="bold"/>
    </style:style>
    <style:style style:name="P3" style:family="paragraph" style:parent-style-name="Standard">
      <style:text-properties fo:font-weight="normal" officeooo:rsid="0005d174" officeooo:paragraph-rsid="0005d174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05d174" officeooo:paragraph-rsid="0005d174" style:font-weight-asian="bold" style:font-weight-complex="bold"/>
    </style:style>
    <style:style style:name="P5" style:family="paragraph" style:parent-style-name="Standard">
      <style:text-properties fo:font-weight="normal" officeooo:rsid="0005d174" officeooo:paragraph-rsid="0005d174" style:font-weight-asian="normal" style:font-weight-complex="normal"/>
    </style:style>
    <style:style style:name="P6" style:family="paragraph" style:parent-style-name="Standard">
      <style:text-properties fo:font-weight="normal" officeooo:rsid="0005d174" officeooo:paragraph-rsid="0006d8dd" style:font-weight-asian="normal" style:font-weight-complex="normal"/>
    </style:style>
    <style:style style:name="P7" style:family="paragraph" style:parent-style-name="Standard">
      <style:text-properties officeooo:rsid="0005d174" officeooo:paragraph-rsid="0006d8dd"/>
    </style:style>
    <style:style style:name="P8" style:family="paragraph" style:parent-style-name="Standard">
      <style:text-properties fo:font-weight="bold" officeooo:rsid="0006d8dd" officeooo:paragraph-rsid="0006d8dd" style:font-weight-asian="bold" style:font-weight-complex="bold"/>
    </style:style>
    <style:style style:name="T1" style:family="text">
      <style:text-properties officeooo:rsid="0006d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</text:p>
      <text:p text:style-name="P1"/>
      <text:p text:style-name="P1">;This profile is designed specifically for LulzBot TAZ 6 3D Printer <text:span text:style-name="T1">with a Twoolhead</text:span></text:p>
      <text:p text:style-name="P1"><text:tab/>;Basic slice data:</text:p>
      <text:p text:style-name="P1"><text:tab/>;Sliced at: {day} {date} {time}</text:p>
      <text:p text:style-name="P1"><text:tab/>;Layer height: {layer_height}</text:p>
      <text:p text:style-name="P1"><text:tab/>;Walls: {wall_thickness}</text:p>
      <text:p text:style-name="P1"><text:tab/>;Fill: {fill_density}</text:p>
      <text:p text:style-name="P1"><text:tab/>;Estimated Print time: {print_time}</text:p>
      <text:p text:style-name="P1"><text:tab/>;Filament used: {filament_amount}m {filament_weight}g</text:p>
      <text:p text:style-name="P1"><text:tab/>;Filament cost: {filament_cost}</text:p>
      <text:p text:style-name="P1"><text:tab/>G26 <text:s text:c="25"/>; clear potential 'probe fail' condition</text:p>
      <text:p text:style-name="P1"><text:tab/>G21 <text:s text:c="25"/>; set units to Millimetres</text:p>
      <text:p text:style-name="P1"><text:tab/>M107 <text:s text:c="24"/>; disable fans</text:p>
      <text:p text:style-name="P1"><text:tab/>G90 <text:s text:c="25"/>; absolute positioning</text:p>
      <text:p text:style-name="P1"><text:tab/>M82 <text:s text:c="25"/>; set extruder to absolute mode</text:p>
      <text:p text:style-name="P1"><text:tab/>G92 E0 <text:s text:c="22"/>; set extruder position to 0</text:p>
      <text:p text:style-name="P1"><text:tab/>M140 S{print_bed_temperature}; get bed heating up</text:p>
      <text:p text:style-name="P1"><text:tab/>G28 <text:s text:c="25"/>; home X and Y</text:p>
      <text:p text:style-name="P1"><text:tab/>T0 <text:s text:c="26"/>; select extruder 1</text:p>
      <text:p text:style-name="P1"><text:tab/>M104 S170 <text:s text:c="19"/>; set to 150C</text:p>
      <text:p text:style-name="P1"><text:tab/>T1 <text:s text:c="26"/>; select extruder 2</text:p>
      <text:p text:style-name="P1"><text:tab/>M109 S170 <text:s text:c="19"/>; set to 150 and wait</text:p>
      <text:p text:style-name="P1"><text:tab/>T0 <text:s text:c="26"/>; select extruder 1</text:p>
      <text:p text:style-name="P1"><text:tab/>G92 E30 <text:s text:c="21"/>; set extruder position to 30</text:p>
      <text:p text:style-name="P1"><text:tab/>G1 E0 F100 <text:s text:c="18"/>; retract fialment out of the melt zone</text:p>
      <text:p text:style-name="P1"><text:tab/>G1 X-15 Y100 F3000 <text:s text:c="10"/>; move above wiper pad</text:p>
      <text:p text:style-name="P1"><text:tab/>G1 Z0.5 <text:s text:c="21"/>; push nozzle into wiper</text:p>
      <text:p text:style-name="P1"><text:tab/>G1 X-17 Y95 F1000 <text:s text:c="11"/>; slow wipe</text:p>
      <text:p text:style-name="P1"><text:tab/>G1 X-17 Y90 F1000 <text:s text:c="11"/>; slow wipe</text:p>
      <text:p text:style-name="P1"><text:tab/>G1 X-17 Y85 F1000 <text:s text:c="11"/>; slow wipe</text:p>
      <text:p text:style-name="P1"><text:tab/>G1 X-15 Y90 F1000 <text:s text:c="11"/>; slow wipe</text:p>
      <text:p text:style-name="P1"><text:tab/>G1 X-17 Y80 F1000 <text:s text:c="11"/>; slow wipe</text:p>
      <text:p text:style-name="P1"><text:tab/>G1 X-15 Y95 F1000 <text:s text:c="11"/>; slow wipe</text:p>
      <text:p text:style-name="P1"><text:tab/>G1 X-17 Y75 F2000 <text:s text:c="11"/>; fast wipe</text:p>
      <text:p text:style-name="P1"><text:tab/>G1 X-15 Y65 F2000 <text:s text:c="11"/>; fast wipe</text:p>
      <text:p text:style-name="P1"><text:tab/>G1 X-17 Y70 F2000 <text:s text:c="11"/>; fast wipe</text:p>
      <text:p text:style-name="P1"><text:tab/>G1 X-15 Y60 F2000 <text:s text:c="11"/>; fast wipe</text:p>
      <text:p text:style-name="P1"><text:tab/>G1 X-17 Y55 F2000 <text:s text:c="11"/>; fast wipe</text:p>
      <text:p text:style-name="P1"><text:tab/>G1 X-15 Y50 F2000 <text:s text:c="11"/>; fast wipe</text:p>
      <text:p text:style-name="P1"><text:tab/>G1 X-17 Y40 F2000 <text:s text:c="11"/>; fast wipe</text:p>
      <text:p text:style-name="P1"><text:tab/>G1 X-15 Y45 F2000 <text:s text:c="11"/>; fast wipe</text:p>
      <text:p text:style-name="P1"><text:tab/>G1 X-17 Y35 F2000 <text:s text:c="11"/>; fast wipe</text:p>
      <text:p text:style-name="P1"><text:tab/>G1 X-15 Y40 F2000 <text:s text:c="11"/>; fast wipe</text:p>
      <text:p text:style-name="P1"><text:tab/>G1 X-17 Y70 F2000 <text:s text:c="11"/>; fast wipe</text:p>
      <text:p text:style-name="P1"><text:tab/>G1 X-15 Y30 Z2 F2000 <text:s text:c="8"/>; fast wipe</text:p>
      <text:p text:style-name="P1"><text:tab/>G1 X-17 Y35 F2000 <text:s text:c="11"/>; fast wipe</text:p>
      <text:p text:style-name="P1"><text:tab/>G1 X-15 Y25 F2000 <text:s text:c="11"/>; fast wipe</text:p>
      <text:p text:style-name="P1"><text:tab/>G1 X-17 Y30 F2000 <text:s text:c="11"/>; fast wipe</text:p>
      <text:p text:style-name="P1"><text:soft-page-break/><text:tab/>G1 X-15 Y25 Z1.5 F1000 <text:s text:c="6"/>; slow wipe</text:p>
      <text:p text:style-name="P1"><text:tab/>G1 X-17 Y23 F1000 <text:s text:c="11"/>; slow wipe</text:p>
      <text:p text:style-name="P1"><text:tab/>G1 Z10 <text:s text:c="22"/>; raise extruder</text:p>
      <text:p text:style-name="P1"><text:tab/>G1 X155 Y95 F3000 <text:s text:c="11"/>; move above other wiper</text:p>
      <text:p text:style-name="P1"><text:tab/>G1 Z0.5 <text:s text:c="21"/>; move down into wiper pad</text:p>
      <text:p text:style-name="P1"><text:tab/>G1 X155 Y90 F1000 <text:s text:c="11"/>; slow wipe</text:p>
      <text:p text:style-name="P1"><text:tab/>G1 X155 Y85 F1000 <text:s text:c="11"/>; slow wipe</text:p>
      <text:p text:style-name="P1"><text:tab/>G1 X153 Y90 F1000 <text:s text:c="11"/>; slow wipe</text:p>
      <text:p text:style-name="P1"><text:tab/>G1 X155 Y80 F1000 <text:s text:c="11"/>; slow wipe</text:p>
      <text:p text:style-name="P1"><text:tab/>G1 X153 Y95 F1000 <text:s text:c="11"/>; slow wipe</text:p>
      <text:p text:style-name="P1"><text:tab/>G1 X155 Y75 F2000 <text:s text:c="11"/>; fast wipe</text:p>
      <text:p text:style-name="P1"><text:tab/>G1 X153 Y65 F2000 <text:s text:c="11"/>; fast wipe</text:p>
      <text:p text:style-name="P1"><text:tab/>G1 X155 Y70 F2000 <text:s text:c="11"/>; fast wipe</text:p>
      <text:p text:style-name="P1"><text:tab/>G1 X153 Y60 F2000 <text:s text:c="11"/>; fast wipe</text:p>
      <text:p text:style-name="P1"><text:tab/>G1 X155 Y55 F2000 <text:s text:c="11"/>; fast wipe</text:p>
      <text:p text:style-name="P1"><text:tab/>G1 X153 Y50 F2000 <text:s text:c="11"/>; fast wipe</text:p>
      <text:p text:style-name="P1"><text:tab/>G1 X155 Y40 F2000 <text:s text:c="11"/>; fast wipe</text:p>
      <text:p text:style-name="P1"><text:tab/>G1 X153 Y45 F2000 <text:s text:c="11"/>; fast wipe</text:p>
      <text:p text:style-name="P1"><text:tab/>G1 X155 Y35 F2000 <text:s text:c="11"/>; fast wipe</text:p>
      <text:p text:style-name="P1"><text:tab/>G1 X153 Y40 F2000 <text:s text:c="11"/>; fast wipe</text:p>
      <text:p text:style-name="P1"><text:tab/>G1 X155 Y70 F2000 <text:s text:c="11"/>; fast wipe</text:p>
      <text:p text:style-name="P1"><text:tab/>G1 X153 Y30 F2000 <text:s text:c="11"/>; fast wipe</text:p>
      <text:p text:style-name="P1"><text:tab/>G1 X155 Y35 F2000 <text:s text:c="11"/>; fast wipe</text:p>
      <text:p text:style-name="P1"><text:tab/>G1 X153 Y25 F2000 <text:s text:c="11"/>; fast wipe</text:p>
      <text:p text:style-name="P1"><text:tab/>G1 X155 Y30 F2000 <text:s text:c="11"/>; fast wipe</text:p>
      <text:p text:style-name="P1"><text:tab/>G1 X153 Y25 F1000 <text:s text:c="11"/>; slow wipe</text:p>
      <text:p text:style-name="P1"><text:tab/>G1 X155 Y23 F1000 <text:s text:c="11"/>; slow wipe</text:p>
      <text:p text:style-name="P1"><text:tab/>G1 Z10 <text:s text:c="22"/>; raise extruder</text:p>
      <text:p text:style-name="P1"><text:tab/>M204 S100 <text:s text:c="19"/>; set accel for probing</text:p>
      <text:p text:style-name="P1"><text:tab/>G29 <text:s text:c="25"/>; probe sequence (for auto-leveling)</text:p>
      <text:p text:style-name="P1"><text:tab/>M204 S200 <text:s text:c="19"/>; set accel back to normal</text:p>
      <text:p text:style-name="P1"><text:tab/>G1 X0 Y0 Z15 F5000 <text:s text:c="10"/>; get out the way</text:p>
      <text:p text:style-name="P1"><text:tab/>M400 <text:s text:c="24"/>; clear buffer</text:p>
      <text:p text:style-name="P1"><text:tab/>G4 S1 <text:s text:c="23"/>; pause</text:p>
      <text:p text:style-name="P1"><text:tab/>M117 Heating... <text:s text:c="13"/>; LCD status message</text:p>
      <text:p text:style-name="P1"><text:tab/>M140 S{print_bed_temperature}; get bed heating up</text:p>
      <text:p text:style-name="P1"><text:tab/>T1</text:p>
      <text:p text:style-name="P1"><text:tab/>M104 S{print_temperature} <text:s text:c="3"/>; set extruder temp</text:p>
      <text:p text:style-name="P1"><text:tab/>T0</text:p>
      <text:p text:style-name="P1"><text:tab/>M109 R{print_temperature} <text:s text:c="3"/>; set extruder temp and wait</text:p>
      <text:p text:style-name="P1"><text:tab/>T1</text:p>
      <text:p text:style-name="P1"><text:tab/>M109 R{print_temperature} <text:s text:c="3"/>; set extruder temp and wait</text:p>
      <text:p text:style-name="P1"><text:tab/>T0</text:p>
      <text:p text:style-name="P1"><text:tab/>M190 R{print_bed_temperature}; get bed temping up during first layer</text:p>
      <text:p text:style-name="P1"><text:tab/>G1 Z2 E30 F75 <text:s text:c="16"/>; extrude filament back into nozzle</text:p>
      <text:p text:style-name="P1"><text:tab/>G92 E0<text:tab/><text:tab/><text:tab/><text:tab/><text:tab/><text:tab/><text:tab/><text:tab/>; tare</text:p>
      <text:p text:style-name="P1"><text:tab/>M117 TAZ Printing... <text:s text:c="8"/>; LCD status message</text:p>
      <text:p text:style-name="P1"/>
      <text:p text:style-name="P4">PLA</text:p>
      <text:p text:style-name="P2"/>
      <text:p text:style-name="P3">;This profile is designed specifically for LulzBot TAZ 6 3D Printer <text:span text:style-name="T1">with a Twoolhead</text:span></text:p>
      <text:p text:style-name="P3"><text:tab/>;Basic slice data:</text:p>
      <text:p text:style-name="P3"><text:tab/>;Sliced at: {day} {date} {time}</text:p>
      <text:p text:style-name="P3"><text:tab/>;Layer height: {layer_height}</text:p>
      <text:p text:style-name="P3"><text:tab/>;Walls: {wall_thickness}</text:p>
      <text:p text:style-name="P3"><text:tab/>;Fill: {fill_density}</text:p>
      <text:p text:style-name="P3"><text:tab/>;Estimated Print time: {print_time}</text:p>
      <text:p text:style-name="P3"><text:tab/>;Filament used: {filament_amount}m {filament_weight}g</text:p>
      <text:p text:style-name="P3"><text:tab/>;Filament cost: {filament_cost}</text:p>
      <text:p text:style-name="P3"><text:tab/>G26 <text:s text:c="25"/>; clear potential 'probe fail' condition</text:p>
      <text:p text:style-name="P3"><text:tab/>G21 <text:s text:c="25"/>; set units to Millimetres</text:p>
      <text:p text:style-name="P3"><text:tab/>M107 <text:s text:c="24"/>; disable fans</text:p>
      <text:p text:style-name="P3"><text:tab/>G90 <text:s text:c="25"/>; absolute positioning</text:p>
      <text:p text:style-name="P3"><text:tab/>M82 <text:s text:c="25"/>; set extruder to absolute mode</text:p>
      <text:p text:style-name="P3"><text:tab/>G92 E0 <text:s text:c="22"/>; set extruder position to 0</text:p>
      <text:p text:style-name="P3"><text:tab/>M140 S{print_bed_temperature}; get bed heating up</text:p>
      <text:p text:style-name="P3"><text:tab/>G28 <text:s text:c="25"/>; home X and Y</text:p>
      <text:p text:style-name="P3"><text:tab/>T0 <text:s text:c="26"/>; select extruder 1</text:p>
      <text:p text:style-name="P3"><text:tab/>M104 S150 <text:s text:c="19"/>; set to 150C</text:p>
      <text:p text:style-name="P3"><text:tab/>T1 <text:s text:c="26"/>; select extruder 2</text:p>
      <text:p text:style-name="P3"><text:tab/>M109 S150 <text:s text:c="19"/>; set to 150 and wait</text:p>
      <text:p text:style-name="P3"><text:tab/>T0 <text:s text:c="26"/>; select extruder 1</text:p>
      <text:p text:style-name="P3"><text:tab/>G92 E30 <text:s text:c="21"/>; set extruder position to 30</text:p>
      <text:p text:style-name="P3"><text:tab/>G1 E0 F100 <text:s text:c="18"/>; retract fialment out of the melt zone</text:p>
      <text:p text:style-name="P3"><text:tab/>G1 X-15 Y100 F3000 <text:s text:c="10"/>; move above wiper pad</text:p>
      <text:p text:style-name="P3"><text:tab/>G1 Z0.5 <text:s text:c="21"/>; push nozzle into wiper</text:p>
      <text:p text:style-name="P3"><text:tab/>G1 X-17 Y95 F1000 <text:s text:c="11"/>; slow wipe</text:p>
      <text:p text:style-name="P3"><text:tab/>G1 X-17 Y90 F1000 <text:s text:c="11"/>; slow wipe</text:p>
      <text:p text:style-name="P3"><text:tab/>G1 X-17 Y85 F1000 <text:s text:c="11"/>; slow wipe</text:p>
      <text:p text:style-name="P3"><text:tab/>G1 X-15 Y90 F1000 <text:s text:c="11"/>; slow wipe</text:p>
      <text:p text:style-name="P3"><text:tab/>G1 X-17 Y80 F1000 <text:s text:c="11"/>; slow wipe</text:p>
      <text:p text:style-name="P3"><text:tab/>G1 X-15 Y95 F1000 <text:s text:c="11"/>; slow wipe</text:p>
      <text:p text:style-name="P3"><text:tab/>G1 X-17 Y75 F2000 <text:s text:c="11"/>; fast wipe</text:p>
      <text:p text:style-name="P3"><text:tab/>G1 X-15 Y65 F2000 <text:s text:c="11"/>; fast wipe</text:p>
      <text:p text:style-name="P3"><text:tab/>G1 X-17 Y70 F2000 <text:s text:c="11"/>; fast wipe</text:p>
      <text:p text:style-name="P3"><text:tab/>G1 X-15 Y60 F2000 <text:s text:c="11"/>; fast wipe</text:p>
      <text:p text:style-name="P3"><text:tab/>G1 X-17 Y55 F2000 <text:s text:c="11"/>; fast wipe</text:p>
      <text:p text:style-name="P3"><text:tab/>G1 X-15 Y50 F2000 <text:s text:c="11"/>; fast wipe</text:p>
      <text:p text:style-name="P3"><text:tab/>G1 X-17 Y40 F2000 <text:s text:c="11"/>; fast wipe</text:p>
      <text:p text:style-name="P3"><text:tab/>G1 X-15 Y45 F2000 <text:s text:c="11"/>; fast wipe</text:p>
      <text:p text:style-name="P3"><text:tab/>G1 X-17 Y35 F2000 <text:s text:c="11"/>; fast wipe</text:p>
      <text:p text:style-name="P3"><text:tab/>G1 X-15 Y40 F2000 <text:s text:c="11"/>; fast wipe</text:p>
      <text:p text:style-name="P3"><text:tab/>G1 X-17 Y70 F2000 <text:s text:c="11"/>; fast wipe</text:p>
      <text:p text:style-name="P3"><text:tab/>G1 X-15 Y30 Z2 F2000 <text:s text:c="8"/>; fast wipe</text:p>
      <text:p text:style-name="P3"><text:tab/>G1 X-17 Y35 F2000 <text:s text:c="11"/>; fast wipe</text:p>
      <text:p text:style-name="P3"><text:tab/>G1 X-15 Y25 F2000 <text:s text:c="11"/>; fast wipe</text:p>
      <text:p text:style-name="P3"><text:tab/>G1 X-17 Y30 F2000 <text:s text:c="11"/>; fast wipe</text:p>
      <text:p text:style-name="P3"><text:soft-page-break/><text:tab/>G1 X-15 Y25 Z1.5 F1000 <text:s text:c="6"/>; slow wipe</text:p>
      <text:p text:style-name="P3"><text:tab/>G1 X-17 Y23 F1000 <text:s text:c="11"/>; slow wipe</text:p>
      <text:p text:style-name="P3"><text:tab/>G1 Z10 <text:s text:c="22"/>; raise extruder</text:p>
      <text:p text:style-name="P3"><text:tab/>G1 X155 Y95 F3000 <text:s text:c="11"/>; move above other wiper</text:p>
      <text:p text:style-name="P3"><text:tab/>G1 Z0.5 <text:s text:c="21"/>; move down into wiper pad</text:p>
      <text:p text:style-name="P3"><text:tab/>G1 X155 Y90 F1000 <text:s text:c="11"/>; slow wipe</text:p>
      <text:p text:style-name="P3"><text:tab/>G1 X155 Y85 F1000 <text:s text:c="11"/>; slow wipe</text:p>
      <text:p text:style-name="P3"><text:tab/>G1 X153 Y90 F1000 <text:s text:c="11"/>; slow wipe</text:p>
      <text:p text:style-name="P3"><text:tab/>G1 X155 Y80 F1000 <text:s text:c="11"/>; slow wipe</text:p>
      <text:p text:style-name="P3"><text:tab/>G1 X153 Y95 F1000 <text:s text:c="11"/>; slow wipe</text:p>
      <text:p text:style-name="P3"><text:tab/>G1 X155 Y75 F2000 <text:s text:c="11"/>; fast wipe</text:p>
      <text:p text:style-name="P3"><text:tab/>G1 X153 Y65 F2000 <text:s text:c="11"/>; fast wipe</text:p>
      <text:p text:style-name="P3"><text:tab/>G1 X155 Y70 F2000 <text:s text:c="11"/>; fast wipe</text:p>
      <text:p text:style-name="P3"><text:tab/>G1 X153 Y60 F2000 <text:s text:c="11"/>; fast wipe</text:p>
      <text:p text:style-name="P3"><text:tab/>G1 X155 Y55 F2000 <text:s text:c="11"/>; fast wipe</text:p>
      <text:p text:style-name="P3"><text:tab/>G1 X153 Y50 F2000 <text:s text:c="11"/>; fast wipe</text:p>
      <text:p text:style-name="P3"><text:tab/>G1 X155 Y40 F2000 <text:s text:c="11"/>; fast wipe</text:p>
      <text:p text:style-name="P3"><text:tab/>G1 X153 Y45 F2000 <text:s text:c="11"/>; fast wipe</text:p>
      <text:p text:style-name="P3"><text:tab/>G1 X155 Y35 F2000 <text:s text:c="11"/>; fast wipe</text:p>
      <text:p text:style-name="P3"><text:tab/>G1 X153 Y40 F2000 <text:s text:c="11"/>; fast wipe</text:p>
      <text:p text:style-name="P3"><text:tab/>G1 X155 Y70 F2000 <text:s text:c="11"/>; fast wipe</text:p>
      <text:p text:style-name="P3"><text:tab/>G1 X153 Y30 F2000 <text:s text:c="11"/>; fast wipe</text:p>
      <text:p text:style-name="P3"><text:tab/>G1 X155 Y35 F2000 <text:s text:c="11"/>; fast wipe</text:p>
      <text:p text:style-name="P3"><text:tab/>G1 X153 Y25 F2000 <text:s text:c="11"/>; fast wipe</text:p>
      <text:p text:style-name="P3"><text:tab/>G1 X155 Y30 F2000 <text:s text:c="11"/>; fast wipe</text:p>
      <text:p text:style-name="P3"><text:tab/>G1 X153 Y25 F1000 <text:s text:c="11"/>; slow wipe</text:p>
      <text:p text:style-name="P3"><text:tab/>G1 X155 Y23 F1000 <text:s text:c="11"/>; slow wipe</text:p>
      <text:p text:style-name="P3"><text:tab/>G1 Z10 <text:s text:c="22"/>; raise extruder</text:p>
      <text:p text:style-name="P3"><text:tab/>M204 S100 <text:s text:c="19"/>; set accel for probing</text:p>
      <text:p text:style-name="P3"><text:tab/>G29 <text:s text:c="25"/>; probe sequence (for auto-leveling)</text:p>
      <text:p text:style-name="P3"><text:tab/>M204 S200 <text:s text:c="19"/>; set accel back to normal</text:p>
      <text:p text:style-name="P3"><text:tab/>G1 X0 Y0 Z15 F5000 <text:s text:c="10"/>; get out the way</text:p>
      <text:p text:style-name="P3"><text:tab/>M400 <text:s text:c="24"/>; clear buffer</text:p>
      <text:p text:style-name="P3"><text:tab/>G4 S1 <text:s text:c="23"/>; pause</text:p>
      <text:p text:style-name="P3"><text:tab/>M117 Heating... <text:s text:c="13"/>; LCD status message</text:p>
      <text:p text:style-name="P3"><text:tab/>M140 S{print_bed_temperature}; get bed heating up</text:p>
      <text:p text:style-name="P3"><text:tab/>T1</text:p>
      <text:p text:style-name="P3"><text:tab/>M104 S{print_temperature} <text:s text:c="3"/>; set extruder temp</text:p>
      <text:p text:style-name="P3"><text:tab/>T0</text:p>
      <text:p text:style-name="P3"><text:tab/>M109 R{print_temperature} <text:s text:c="3"/>; set extruder temp and wait</text:p>
      <text:p text:style-name="P3"><text:tab/>T1</text:p>
      <text:p text:style-name="P3"><text:tab/>M109 R{print_temperature} <text:s text:c="3"/>; set extruder temp and wait</text:p>
      <text:p text:style-name="P3"><text:tab/>T0</text:p>
      <text:p text:style-name="P3"><text:tab/>M190 R{print_bed_temperature}; get bed temping up during first layer</text:p>
      <text:p text:style-name="P3"><text:tab/>G1 Z2 E30 F75 <text:s text:c="16"/>; extrude filament back into nozzle</text:p>
      <text:p text:style-name="P3"><text:tab/>G92 E0<text:tab/><text:tab/><text:tab/><text:tab/><text:tab/><text:tab/><text:tab/><text:tab/>; tare</text:p>
      <text:p text:style-name="P3"><text:tab/>M117 TAZ Printing... <text:s text:c="8"/>; LCD status message</text:p>
      <text:p text:style-name="P3"/>
      <text:p text:style-name="P3"/>
      <text:p text:style-name="P8"><text:soft-page-break/>ABS</text:p>
      <text:p text:style-name="P7">;This profile is designed specifically for LulzBot TAZ 6 3D Printer <text:span text:style-name="T1">with a Twoolhead</text:span></text:p>
      <text:p text:style-name="P7"><text:tab/>;Basic slice data:</text:p>
      <text:p text:style-name="P7"><text:tab/>;Sliced at: {day} {date} {time}</text:p>
      <text:p text:style-name="P7"><text:tab/>;Layer height: {layer_height}</text:p>
      <text:p text:style-name="P7"><text:tab/>;Walls: {wall_thickness}</text:p>
      <text:p text:style-name="P7"><text:tab/>;Fill: {fill_density}</text:p>
      <text:p text:style-name="P7"><text:tab/>;Estimated Print time: {print_time}</text:p>
      <text:p text:style-name="P7"><text:tab/>;Filament used: {filament_amount}m {filament_weight}g</text:p>
      <text:p text:style-name="P7"><text:tab/>;Filament cost: {filament_cost}</text:p>
      <text:p text:style-name="P7"><text:tab/>G26 <text:s text:c="25"/>; clear potential 'probe fail' condition</text:p>
      <text:p text:style-name="P7"><text:tab/>G21 <text:s text:c="25"/>; set units to Millimetres</text:p>
      <text:p text:style-name="P7"><text:tab/>M107 <text:s text:c="24"/>; disable fans</text:p>
      <text:p text:style-name="P7"><text:tab/>G90 <text:s text:c="25"/>; absolute positioning</text:p>
      <text:p text:style-name="P7"><text:tab/>M82 <text:s text:c="25"/>; set extruder to absolute mode</text:p>
      <text:p text:style-name="P7"><text:tab/>G92 E0 <text:s text:c="22"/>; set extruder position to 0</text:p>
      <text:p text:style-name="P7"><text:tab/>M140 S{print_bed_temperature}; get bed heating up</text:p>
      <text:p text:style-name="P7"><text:tab/>G28 <text:s text:c="25"/>; home X and Y</text:p>
      <text:p text:style-name="P7"><text:tab/>T0 <text:s text:c="26"/>; select extruder 1</text:p>
      <text:p text:style-name="P7"><text:tab/>M104 S170 <text:s text:c="19"/>; set to 150C</text:p>
      <text:p text:style-name="P7"><text:tab/>T1 <text:s text:c="26"/>; select extruder 2</text:p>
      <text:p text:style-name="P7"><text:tab/>M109 S170 <text:s text:c="19"/>; set to 150 and wait</text:p>
      <text:p text:style-name="P7"><text:tab/>T0 <text:s text:c="26"/>; select extruder 1</text:p>
      <text:p text:style-name="P7"><text:tab/>G92 E30 <text:s text:c="21"/>; set extruder position to 30</text:p>
      <text:p text:style-name="P7"><text:tab/>G1 E0 F100 <text:s text:c="18"/>; retract fialment out of the melt zone</text:p>
      <text:p text:style-name="P7"><text:tab/>G1 X-15 Y100 F3000 <text:s text:c="10"/>; move above wiper pad</text:p>
      <text:p text:style-name="P7"><text:tab/>G1 Z0.5 <text:s text:c="21"/>; push nozzle into wiper</text:p>
      <text:p text:style-name="P7"><text:tab/>G1 X-17 Y95 F1000 <text:s text:c="11"/>; slow wipe</text:p>
      <text:p text:style-name="P7"><text:tab/>G1 X-17 Y90 F1000 <text:s text:c="11"/>; slow wipe</text:p>
      <text:p text:style-name="P7"><text:tab/>G1 X-17 Y85 F1000 <text:s text:c="11"/>; slow wipe</text:p>
      <text:p text:style-name="P7"><text:tab/>G1 X-15 Y90 F1000 <text:s text:c="11"/>; slow wipe</text:p>
      <text:p text:style-name="P7"><text:tab/>G1 X-17 Y80 F1000 <text:s text:c="11"/>; slow wipe</text:p>
      <text:p text:style-name="P7"><text:tab/>G1 X-15 Y95 F1000 <text:s text:c="11"/>; slow wipe</text:p>
      <text:p text:style-name="P7"><text:tab/>G1 X-17 Y75 F2000 <text:s text:c="11"/>; fast wipe</text:p>
      <text:p text:style-name="P7"><text:tab/>G1 X-15 Y65 F2000 <text:s text:c="11"/>; fast wipe</text:p>
      <text:p text:style-name="P7"><text:tab/>G1 X-17 Y70 F2000 <text:s text:c="11"/>; fast wipe</text:p>
      <text:p text:style-name="P7"><text:tab/>G1 X-15 Y60 F2000 <text:s text:c="11"/>; fast wipe</text:p>
      <text:p text:style-name="P7"><text:tab/>G1 X-17 Y55 F2000 <text:s text:c="11"/>; fast wipe</text:p>
      <text:p text:style-name="P7"><text:tab/>G1 X-15 Y50 F2000 <text:s text:c="11"/>; fast wipe</text:p>
      <text:p text:style-name="P7"><text:tab/>G1 X-17 Y40 F2000 <text:s text:c="11"/>; fast wipe</text:p>
      <text:p text:style-name="P7"><text:tab/>G1 X-15 Y45 F2000 <text:s text:c="11"/>; fast wipe</text:p>
      <text:p text:style-name="P7"><text:tab/>G1 X-17 Y35 F2000 <text:s text:c="11"/>; fast wipe</text:p>
      <text:p text:style-name="P7"><text:tab/>G1 X-15 Y40 F2000 <text:s text:c="11"/>; fast wipe</text:p>
      <text:p text:style-name="P7"><text:tab/>G1 X-17 Y70 F2000 <text:s text:c="11"/>; fast wipe</text:p>
      <text:p text:style-name="P7"><text:tab/>G1 X-15 Y30 Z2 F2000 <text:s text:c="8"/>; fast wipe</text:p>
      <text:p text:style-name="P7"><text:tab/>G1 X-17 Y35 F2000 <text:s text:c="11"/>; fast wipe</text:p>
      <text:p text:style-name="P7"><text:tab/>G1 X-15 Y25 F2000 <text:s text:c="11"/>; fast wipe</text:p>
      <text:p text:style-name="P7"><text:tab/>G1 X-17 Y30 F2000 <text:s text:c="11"/>; fast wipe</text:p>
      <text:p text:style-name="P7"><text:tab/>G1 X-15 Y25 Z1.5 F1000 <text:s text:c="6"/>; slow wipe</text:p>
      <text:p text:style-name="P7"><text:soft-page-break/><text:tab/>G1 X-17 Y23 F1000 <text:s text:c="11"/>; slow wipe</text:p>
      <text:p text:style-name="P7"><text:tab/>G1 Z10 <text:s text:c="22"/>; raise extruder</text:p>
      <text:p text:style-name="P7"><text:tab/>G1 X155 Y95 F3000 <text:s text:c="11"/>; move above other wiper</text:p>
      <text:p text:style-name="P7"><text:tab/>G1 Z0.5 <text:s text:c="21"/>; move down into wiper pad</text:p>
      <text:p text:style-name="P7"><text:tab/>G1 X155 Y90 F1000 <text:s text:c="11"/>; slow wipe</text:p>
      <text:p text:style-name="P7"><text:tab/>G1 X155 Y85 F1000 <text:s text:c="11"/>; slow wipe</text:p>
      <text:p text:style-name="P7"><text:tab/>G1 X153 Y90 F1000 <text:s text:c="11"/>; slow wipe</text:p>
      <text:p text:style-name="P7"><text:tab/>G1 X155 Y80 F1000 <text:s text:c="11"/>; slow wipe</text:p>
      <text:p text:style-name="P7"><text:tab/>G1 X153 Y95 F1000 <text:s text:c="11"/>; slow wipe</text:p>
      <text:p text:style-name="P7"><text:tab/>G1 X155 Y75 F2000 <text:s text:c="11"/>; fast wipe</text:p>
      <text:p text:style-name="P7"><text:tab/>G1 X153 Y65 F2000 <text:s text:c="11"/>; fast wipe</text:p>
      <text:p text:style-name="P7"><text:tab/>G1 X155 Y70 F2000 <text:s text:c="11"/>; fast wipe</text:p>
      <text:p text:style-name="P7"><text:tab/>G1 X153 Y60 F2000 <text:s text:c="11"/>; fast wipe</text:p>
      <text:p text:style-name="P7"><text:tab/>G1 X155 Y55 F2000 <text:s text:c="11"/>; fast wipe</text:p>
      <text:p text:style-name="P7"><text:tab/>G1 X153 Y50 F2000 <text:s text:c="11"/>; fast wipe</text:p>
      <text:p text:style-name="P7"><text:tab/>G1 X155 Y40 F2000 <text:s text:c="11"/>; fast wipe</text:p>
      <text:p text:style-name="P7"><text:tab/>G1 X153 Y45 F2000 <text:s text:c="11"/>; fast wipe</text:p>
      <text:p text:style-name="P7"><text:tab/>G1 X155 Y35 F2000 <text:s text:c="11"/>; fast wipe</text:p>
      <text:p text:style-name="P7"><text:tab/>G1 X153 Y40 F2000 <text:s text:c="11"/>; fast wipe</text:p>
      <text:p text:style-name="P7"><text:tab/>G1 X155 Y70 F2000 <text:s text:c="11"/>; fast wipe</text:p>
      <text:p text:style-name="P7"><text:tab/>G1 X153 Y30 F2000 <text:s text:c="11"/>; fast wipe</text:p>
      <text:p text:style-name="P7"><text:tab/>G1 X155 Y35 F2000 <text:s text:c="11"/>; fast wipe</text:p>
      <text:p text:style-name="P7"><text:tab/>G1 X153 Y25 F2000 <text:s text:c="11"/>; fast wipe</text:p>
      <text:p text:style-name="P7"><text:tab/>G1 X155 Y30 F2000 <text:s text:c="11"/>; fast wipe</text:p>
      <text:p text:style-name="P7"><text:tab/>G1 X153 Y25 F1000 <text:s text:c="11"/>; slow wipe</text:p>
      <text:p text:style-name="P7"><text:tab/>G1 X155 Y23 F1000 <text:s text:c="11"/>; slow wipe</text:p>
      <text:p text:style-name="P7"><text:tab/>G1 Z10 <text:s text:c="22"/>; raise extruder</text:p>
      <text:p text:style-name="P7"><text:tab/>M204 S100 <text:s text:c="19"/>; set accel for probing</text:p>
      <text:p text:style-name="P7"><text:tab/>G29 <text:s text:c="25"/>; probe sequence (for auto-leveling)</text:p>
      <text:p text:style-name="P7"><text:tab/>M204 S200 <text:s text:c="19"/>; set accel back to normal</text:p>
      <text:p text:style-name="P7"><text:tab/>G1 X0 Y0 Z15 F5000 <text:s text:c="10"/>; get out the way</text:p>
      <text:p text:style-name="P7"><text:tab/>M400 <text:s text:c="24"/>; clear buffer</text:p>
      <text:p text:style-name="P7"><text:tab/>G4 S1 <text:s text:c="23"/>; pause</text:p>
      <text:p text:style-name="P7"><text:tab/>M117 Heating... <text:s text:c="13"/>; LCD status message</text:p>
      <text:p text:style-name="P7"><text:tab/>M140 S{print_bed_temperature}; get bed heating up</text:p>
      <text:p text:style-name="P7"><text:tab/>T1</text:p>
      <text:p text:style-name="P7"><text:tab/>M104 S{print_temperature} <text:s text:c="3"/>; set extruder temp</text:p>
      <text:p text:style-name="P7"><text:tab/>T0</text:p>
      <text:p text:style-name="P7"><text:tab/>M109 R{print_temperature} <text:s text:c="3"/>; set extruder temp and wait</text:p>
      <text:p text:style-name="P7"><text:tab/>T1</text:p>
      <text:p text:style-name="P7"><text:tab/>M109 R{print_temperature} <text:s text:c="3"/>; set extruder temp and wait</text:p>
      <text:p text:style-name="P7"><text:tab/>T0</text:p>
      <text:p text:style-name="P7"><text:tab/>M190 R{print_bed_temperature}; get bed temping up during first layer</text:p>
      <text:p text:style-name="P7"><text:tab/>G1 Z2 E30 F75 <text:s text:c="16"/>; extrude filament back into nozzle</text:p>
      <text:p text:style-name="P7"><text:tab/>G92 E0<text:tab/><text:tab/><text:tab/><text:tab/><text:tab/><text:tab/><text:tab/><text:tab/>; tare</text:p>
      <text:p text:style-name="P7"><text:tab/>M117 TAZ Printing... <text:s text:c="8"/>; LCD status messag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56:32.577629520</meta:creation-date>
    <dc:date>2017-11-20T10:20:09.403621535</dc:date>
    <meta:editing-duration>PT15M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6" meta:paragraph-count="285" meta:word-count="1812" meta:character-count="12239" meta:non-whitespace-character-count="7154"/>
  </office:meta>
</office:document-meta>
</file>